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5106"/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COG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COG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ccount Code</text:p>
          </table:table-cell>
          <table:table-cell table:style-name="ce2" office:value-type="string">
            <text:p>Account Name</text:p>
          </table:table-cell>
          <table:table-cell table:style-name="ce4" office:value-type="string">
            <text:p>Balance</text:p>
          </table:table-cell>
          <table:table-cell table:style-name="ce2" table:number-columns-repeated="1021"/>
        </table:table-row>
        <table:table-row table:style-name="ro3">
          <table:table-cell table:style-name="ce3" office:value-type="string">
            <text:p><text:span text:style-name="T1"><text:a xlink:href="relatorio://for%20each=%22account%20in%20accounts%22">for each="account in accounts"</text:a></text:span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relatorio://account.code">account.code</text:a></text:p>
          </table:table-cell>
          <table:table-cell office:value-type="string">
            <text:p><text:a xlink:href="relatorio://account.name">account.name</text:a></text:p>
          </table:table-cell>
          <table:table-cell table:style-name="ce5" office:value-type="string">
            <text:p><text:a xlink:href="relatorio://account.balance">account.balance</text:a>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span text:style-name="T1"><text:a xlink:href="relatorio:///for">/for</text:a></text:span></text:p>
          </table:table-cell>
          <table:table-cell table:number-columns-repeated="1023"/>
        </table:table-row>
      </table:table>
      <table:database-ranges>
        <table:database-range table:name="__Anonymous_Sheet_DB__0" table:target-range-address="COGM.A4:COGM.C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21:03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1-16T21:03:32</dc:date>
    <meta:editing-cycles>35</meta:editing-cycles>
    <meta:editing-duration>PT1H37M52S</meta:editing-duration>
    <meta:document-statistic meta:table-count="1" meta:cell-count="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